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748c7" officeooo:paragraph-rsid="001e2c2e"/>
    </style:style>
    <style:style style:name="P2" style:family="paragraph" style:parent-style-name="Standard">
      <style:text-properties officeooo:rsid="001ecda6" officeooo:paragraph-rsid="001ecda6"/>
    </style:style>
    <style:style style:name="P3" style:family="paragraph" style:parent-style-name="Standard">
      <style:text-properties officeooo:rsid="001fd47d" officeooo:paragraph-rsid="001fd47d"/>
    </style:style>
    <style:style style:name="P4" style:family="paragraph" style:parent-style-name="Standard">
      <style:text-properties officeooo:rsid="001fdfed" officeooo:paragraph-rsid="001fdfed"/>
    </style:style>
    <style:style style:name="P5" style:family="paragraph" style:parent-style-name="Standard">
      <style:text-properties officeooo:rsid="0020fe36" officeooo:paragraph-rsid="0020fe36"/>
    </style:style>
    <style:style style:name="P6" style:family="paragraph" style:parent-style-name="Standard">
      <style:text-properties officeooo:rsid="00263c3d" officeooo:paragraph-rsid="00263c3d"/>
    </style:style>
    <style:style style:name="T1" style:family="text">
      <style:text-properties officeooo:rsid="0016ffb3"/>
    </style:style>
    <style:style style:name="T2" style:family="text">
      <style:text-properties officeooo:rsid="001e2c2e"/>
    </style:style>
    <style:style style:name="T3" style:family="text">
      <style:text-properties officeooo:rsid="001fd47d"/>
    </style:style>
    <style:style style:name="T4" style:family="text">
      <style:text-properties officeooo:rsid="001fdfed"/>
    </style:style>
    <style:style style:name="T5" style:family="text">
      <style:text-properties officeooo:rsid="0020fe36"/>
    </style:style>
    <style:style style:name="T6" style:family="text">
      <style:text-properties style:text-position="super 58%" officeooo:rsid="0020fe36"/>
    </style:style>
    <style:style style:name="T7" style:family="text">
      <style:text-properties style:text-position="0% 100%" officeooo:rsid="0020fe3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2">21</text:span> Apr 2020</text:p>
      <text:p text:style-name="P1">Group I</text:p>
      <text:p text:style-name="P1">Present: <text:span text:style-name="T2">Alex, </text:span>Colin, Mariah, Peter, Stefan </text:p>
      <text:p text:style-name="P1">Absent: </text:p>
      <text:p text:style-name="P1">Started: <text:span text:style-name="T2">2:00</text:span> <text:span text:style-name="T1">PM</text:span></text:p>
      <text:p text:style-name="P1"/>
      <text:p text:style-name="P2">This meeting was focused on pairing group members into <text:span text:style-name="T3">Java class sections, as there are two that will need the most attention for this iteration. GameWindow for file options, and RawFileHandler, with save/load utilities.</text:span></text:p>
      <text:p text:style-name="P2"/>
      <text:p text:style-name="P3">All members were present for this meeting.</text:p>
      <text:p text:style-name="P3"/>
      <text:p text:style-name="P3">Stefan got the meeting underway with explaining his overall plan for tracking the location of movable pieces on the board, at save time. Each Content object will have a get ID function, that will pull a<text:span text:style-name="T4">n integer </text:span>counter variable that is generated at runtime from it’s parent container. <text:span text:style-name="T4">This will be easily converted to a byte array, and saved in the appropriate format.</text:span></text:p>
      <text:p text:style-name="P3"/>
      <text:p text:style-name="P4">All group members agreed that this was a good idea, and wanted to know how work should be divided. </text:p>
      <text:p text:style-name="P4"/>
      <text:p text:style-name="P4">Colin volunteered to work on file options within GameWindow, and was joined by Peter.</text:p>
      <text:p text:style-name="P4"/>
      <text:p text:style-name="P4">Stefan had already begun work on RawFileHandler, and suggested that Alex and Mariah join him. Members could switch between classes at any time if they did not feel that they were making progress in their current section.</text:p>
      <text:p text:style-name="P4"/>
      <text:p text:style-name="P4">Colin and Peter briefly discussed if they favored the idea of drop down menus, or pop-up windows more. Colin settled on pop-up windows, and Peter settled on drop down menus. Stefan agreed to take a look at what each member could implement, but agreed that he favored pop-up windows. </text:p>
      <text:p text:style-name="P4"/>
      <text:p text:style-name="P5">Stefan also noted that he had fixed the anonymous class from program 4, and fixed all issues noted in program 3.</text:p>
      <text:p text:style-name="P4"/>
      <text:p text:style-name="P4">All group members agreed to meet aga<text:span text:style-name="T5">in on the 23</text:span><text:span text:style-name="T6">rd</text:span><text:span text:style-name="T7">, to discuss progress made/suggestions.</text:span></text:p>
      <text:p text:style-name="P3"/>
      <text:p text:style-name="P6">Meeting end: 2:45 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08:45:07.426326721</meta:creation-date>
    <dc:date>2020-04-29T10:30:32.284100277</dc:date>
    <meta:editing-duration>PT6M34S</meta:editing-duration>
    <meta:editing-cycles>3</meta:editing-cycles>
    <meta:generator>LibreOffice/5.2.7.2$Linux_X86_64 LibreOffice_project/20m0$Build-2</meta:generator>
    <meta:document-statistic meta:table-count="0" meta:image-count="0" meta:object-count="0" meta:page-count="1" meta:paragraph-count="15" meta:word-count="278" meta:character-count="1636" meta:non-whitespace-character-count="1369"/>
  </office:meta>
</office:document-meta>
</file>